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, Verdana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Liberation Serif" officeooo:rsid="001d6173" officeooo:paragraph-rsid="001d6173"/>
    </style:style>
    <style:style style:name="P2" style:family="paragraph" style:parent-style-name="Standard">
      <style:text-properties fo:color="#000000" loext:opacity="100%" style:font-name="Liberation Serif" officeooo:rsid="001f3afd" officeooo:paragraph-rsid="001f3afd"/>
    </style:style>
    <style:style style:name="P3" style:family="paragraph" style:parent-style-name="Standard">
      <style:text-properties fo:color="#000000" loext:opacity="100%" officeooo:paragraph-rsid="00249d00"/>
    </style:style>
    <style:style style:name="P4" style:family="paragraph" style:parent-style-name="Standard">
      <style:text-properties fo:font-variant="normal" fo:text-transform="none" fo:color="#000000" loext:opacity="100%" style:font-name="Arial1" fo:letter-spacing="normal" fo:font-style="normal" fo:font-weight="normal" officeooo:paragraph-rsid="001d6173"/>
    </style:style>
    <style:style style:name="P5" style:family="paragraph" style:parent-style-name="Standard">
      <style:text-properties fo:font-variant="normal" fo:text-transform="none" fo:color="#000000" loext:opacity="100%" style:font-name="Liberation Serif" fo:letter-spacing="normal" fo:font-style="normal" fo:font-weight="normal" officeooo:rsid="001d6173" officeooo:paragraph-rsid="001d6173"/>
    </style:style>
    <style:style style:name="P6" style:family="paragraph" style:parent-style-name="Standard">
      <style:text-properties fo:font-variant="normal" fo:text-transform="none" fo:color="#000000" loext:opacity="100%" style:font-name="Liberation Serif" fo:letter-spacing="normal" fo:font-style="normal" fo:font-weight="normal" officeooo:rsid="001f3afd" officeooo:paragraph-rsid="001d6173"/>
    </style:style>
    <style:style style:name="P7" style:family="paragraph" style:parent-style-name="Standard">
      <style:text-properties fo:font-variant="normal" fo:text-transform="none" fo:color="#333333" loext:opacity="100%" style:font-name="Liberation Serif" fo:letter-spacing="normal" fo:font-style="normal" fo:font-weight="normal" officeooo:rsid="001f3afd" officeooo:paragraph-rsid="001d6173"/>
    </style:style>
    <style:style style:name="T1" style:family="text">
      <style:text-properties officeooo:rsid="001d6173"/>
    </style:style>
    <style:style style:name="T2" style:family="text">
      <style:text-properties fo:font-variant="normal" fo:text-transform="none" style:font-name="Liberation Serif" fo:letter-spacing="normal" fo:font-style="normal" fo:font-weight="normal"/>
    </style:style>
    <style:style style:name="T3" style:family="text">
      <style:text-properties fo:font-variant="normal" fo:text-transform="none" style:font-name="Liberation Serif" fo:letter-spacing="normal" fo:font-style="normal" fo:font-weight="normal" officeooo:rsid="001d6173"/>
    </style:style>
    <style:style style:name="T4" style:family="text">
      <style:text-properties fo:font-variant="normal" fo:text-transform="none" style:font-name="Arial1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 officeooo:rsid="001f3afd"/>
    </style:style>
    <style:style style:name="T7" style:family="text">
      <style:text-properties fo:font-variant="normal" fo:text-transform="none" fo:letter-spacing="normal" fo:font-style="normal" fo:font-weight="normal" officeooo:rsid="001fc048"/>
    </style:style>
    <style:style style:name="T8" style:family="text">
      <style:text-properties fo:font-variant="normal" fo:text-transform="none" fo:letter-spacing="normal" fo:font-style="normal" fo:font-weight="normal" officeooo:rsid="00210941"/>
    </style:style>
    <style:style style:name="T9" style:family="text">
      <style:text-properties officeooo:rsid="00208326"/>
    </style:style>
    <style:style style:name="T10" style:family="text">
      <style:text-properties officeooo:rsid="00210941"/>
    </style:style>
    <style:style style:name="T11" style:family="text">
      <style:text-properties officeooo:rsid="002312fc"/>
    </style:style>
    <style:style style:name="T12" style:family="text">
      <style:text-properties officeooo:rsid="00249d00"/>
    </style:style>
    <style:style style:name="T13" style:family="text">
      <style:text-properties officeooo:rsid="00278a0c"/>
    </style:style>
    <style:style style:name="T14" style:family="text">
      <style:text-properties officeooo:rsid="002af9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1">Tento generátor vznikl jako pomůcka pro tvorbu e-mailových kampan</text:span><text:span text:style-name="T12">í. Tvůrce těchto kampaní neovládá HTML, CSS ani žádnou technologii, která by jednoduše umožnila měnit a určovat obsah, který každá šablona e-mailu zobrazí. Jako reakce na tento problém vznikl tento jednoduchý generátor, který tvůrce navede a dovolí mu jednoduše zvolit textaci, barvu a odkaz. Zbytek šablony zůstával ve všech případech stejný, což udělalo tohle řešení více než dostačující. </text:span><text:span text:style-name="T13">Vygenerovaný HTML kód se následně využíval na portále </text:span><text:a xlink:type="simple" xlink:href="http://www.emailing-jednoduse.cz/" text:style-name="Internet_20_link" text:visited-style-name="Visited_20_Internet_20_Link"><text:span text:style-name="T13">http://www.emailing-jednoduse.cz</text:span></text:a><text:span text:style-name="T13">.</text:span><text:span text:style-name="T12"><text:line-break/><text:line-break/>Aplikace dodnes slouží mé nynější kolegyni, avšak pro mě plní pouze úlohu jakési ukázky práce s JavaScriptem.</text:span></text:p>
      <text:p text:style-name="P3"><text:span text:style-name="T14">Webovou aplikaci spustím otevřením souboru „index.html“ (nachází se ve složce generátor) v jakémkoliv prohlížeči. </text:span><text:span text:style-name="T12">Níže je k dispozici podrobný návod.</text:span><text:span text:style-name="T10"><text:line-break/><text:line-break/>1</text:span><text:span text:style-name="T1">) První 2 pole jsou pro horní řádky kampaně, pole můžou v případě </text:span><text:span text:style-name="T9">potřeby z</text:span><text:span text:style-name="T1">ůstat prázdná.<text:line-break/><text:line-break/></text:span><text:span text:style-name="T10">2</text:span><text:span text:style-name="T1">) Níže vyplním počet řádků, které má kampaň obsahovat. 1 řádek = 1 barva. Toto pole bere pouze kladná čísla od 1-</text:span><text:span text:style-name="T2">∞</text:span><text:span text:style-name="T4">. </text:span><text:span text:style-name="T3">Stiskem tlačítka „vytvoř řádky“ vygeneruji další potřebná pole.</text:span></text:p>
      <text:p text:style-name="P4"/>
      <text:p text:style-name="P1"><text:span text:style-name="T8">3</text:span><text:span text:style-name="T5">) Následně každému řádku přiřadím požadovanou barvu a text. Odkaz pro každý z řádků zjistím následovně:<text:line-break/>- kampaň od klienta vždy chodí formou souboru nazev.html<text:line-break/>- tento soubor otevřu v prohlížeči (stačí dvojklikem otevřít</text:span><text:span text:style-name="T6">)</text:span></text:p>
      <text:p text:style-name="P5">- před sebou vidím požadovanou kampaň a můžu se klikem na jednotlivé řádky dostat na stránky na které odkazují</text:p>
      <text:p text:style-name="P1"><text:span text:style-name="T5">- jednoduše zkopíruji celé URL nově otevřené stránky a přiřadím jej do pole „odkaz řádku“<text:line-break/>- toto provedu s každým řádkem<text:line-break/><text:line-break/></text:span><text:span text:style-name="T8">4</text:span><text:span text:style-name="T5">) </text:span><text:span text:style-name="T6">Všechny řádky musí mít vyplněna všechna pole, každý řádek musí mít barvu, text a odkaz.<text:line-break/><text:line-break/></text:span><text:span text:style-name="T8">5</text:span><text:span text:style-name="T6">) Pokud jsem vyplnil vše správně, klikem na tlačítko „vygenerovat kód“ úplně vespod si uložím vygenerovaný kód do clipboardu (odkaz se automaticky uloží do „kopírovací paměti“).</text:span></text:p>
      <text:p text:style-name="P6"/>
      <text:p text:style-name="P2"><text:span text:style-name="T8">6</text:span><text:span text:style-name="T5">) Vytvořím si novou kampaň na </text:span><text:a xlink:type="simple" xlink:href="http://www.emailing-jednoduse.cz/" text:style-name="Internet_20_link" text:visited-style-name="Visited_20_Internet_20_Link"><text:span text:style-name="T5">http://www.emailing-jednoduse.cz/</text:span></text:a><text:span text:style-name="T5">. Kampaň tvořím prázdnou, nepoužívám žádnou šablonu. Po vytvoření kampaně přepnu na html editor a vložím do něj zkopírovaný kód (ctrl + v). Kampaň přepnu zpět na „klasický“ editor a teprve nyní ukládám.<text:line-break/><text:line-break/></text:span><text:span text:style-name="T8">7</text:span><text:span text:style-name="T5">) Pamatovat že kampaň vždy ukládám pouze pokud jsem přepnutý na „klasický“ editor. Pokud </text:span><text:span text:style-name="T7">kampaň</text:span><text:span text:style-name="T5"> uložím ihned po vložení kódu ještě v HTML editoru, neuloží se!<text:line-break/><text:line-break/></text:span><text:span text:style-name="T8">8</text:span><text:span text:style-name="T5">) </text:span><text:span text:style-name="T7">Tadá kampaň je na světě</text:span>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, Verdana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cs" fo:country="CZ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cs" fo:country="CZ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7M42S</meta:editing-duration>
    <meta:editing-cycles>8</meta:editing-cycles>
    <meta:generator>LibreOffice/7.5.2.2$Windows_X86_64 LibreOffice_project/53bb9681a964705cf672590721dbc85eb4d0c3a2</meta:generator>
    <dc:date>2023-09-12T22:04:04.997000000</dc:date>
    <meta:document-statistic meta:table-count="0" meta:image-count="0" meta:object-count="0" meta:page-count="1" meta:paragraph-count="6" meta:word-count="345" meta:character-count="2257" meta:non-whitespace-character-count="1911"/>
  </office:meta>
</office:document-meta>
</file>